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83e" officeooo:paragraph-rsid="0011e83e"/>
    </style:style>
    <style:style style:name="P2" style:family="paragraph" style:parent-style-name="Standard">
      <style:text-properties fo:font-size="18pt" fo:font-weight="bold" officeooo:rsid="0011e83e" officeooo:paragraph-rsid="0011e83e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nom NOM</text:p>
      <text:p text:style-name="P2"/>
      <text:p text:style-name="P1">01/01/1800</text:p>
      <text:p text:style-name="P1"/>
      <text:p text:style-name="P1">0666666666</text:p>
      <text:p text:style-name="P1"/>
      <text:p text:style-name="P1"><text:a xlink:type="simple" xlink:href="mailto:nom.prenom@gmail.com" text:style-name="Internet_20_link" text:visited-style-name="Visited_20_Internet_20_Link">nom.prenom@gmail.com</text:a></text:p>
      <text:p text:style-name="P1"/>
      <text:p text:style-name="P1"/>
      <text:p text:style-name="P1">FORMATION :</text:p>
      <text:p text:style-name="P1">Master informatique Parcours RES</text:p>
      <text:p text:style-name="P1">Licence informatique</text:p>
      <text:p text:style-name="P1">Licence Telecom</text:p>
      <text:p text:style-name="P1"/>
      <text:p text:style-name="P1">Programmation : C, C++, Java, Python, Javascrip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06:28:24.911559432</meta:creation-date>
    <dc:date>2022-10-13T06:32:10.916267544</dc:date>
    <meta:editing-duration>PT21S</meta:editing-duration>
    <meta:editing-cycles>1</meta:editing-cycles>
    <meta:document-statistic meta:table-count="0" meta:image-count="0" meta:object-count="0" meta:page-count="1" meta:paragraph-count="9" meta:word-count="22" meta:character-count="177" meta:non-whitespace-character-count="164"/>
    <meta:generator>LibreOffice/6.4.7.2$Linux_X86_64 LibreOffice_project/40$Build-2</meta:generator>
  </office:meta>
</office:document-meta>
</file>